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16.ttf" manifest:media-type="application/x-font-ttf"/>
  <manifest:file-entry manifest:full-path="Fonts/font15.ttf" manifest:media-type="application/x-font-ttf"/>
  <manifest:file-entry manifest:full-path="Fonts/font9.ttf" manifest:media-type="application/x-font-ttf"/>
  <manifest:file-entry manifest:full-path="Fonts/font14.ttf" manifest:media-type="application/x-font-ttf"/>
  <manifest:file-entry manifest:full-path="Fonts/font8.ttf" manifest:media-type="application/x-font-ttf"/>
  <manifest:file-entry manifest:full-path="Fonts/font13.ttf" manifest:media-type="application/x-font-ttf"/>
  <manifest:file-entry manifest:full-path="Fonts/font7.ttf" manifest:media-type="application/x-font-ttf"/>
  <manifest:file-entry manifest:full-path="Fonts/font12.ttf" manifest:media-type="application/x-font-ttf"/>
  <manifest:file-entry manifest:full-path="Fonts/font6.ttf" manifest:media-type="application/x-font-ttf"/>
  <manifest:file-entry manifest:full-path="Fonts/font11.ttf" manifest:media-type="application/x-font-ttf"/>
  <manifest:file-entry manifest:full-path="Fonts/font5.ttf" manifest:media-type="application/x-font-ttf"/>
  <manifest:file-entry manifest:full-path="Fonts/font10.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vg:font-face-src>
        <svg:font-face-uri xlink:href="Fonts/font1.ttf" xlink:type="simple"/>
        <svg:font-face-uri xlink:href="Fonts/font2.ttf" xlink:type="simple"/>
      </svg:font-face-src>
    </style:font-face>
    <style:font-face style:name="Courier Mega RS" svg:font-family="'Courier Mega RS'" style:font-adornments="Regular" style:font-family-generic="modern" style:font-pitch="fixed">
      <svg:font-face-src>
        <svg:font-face-uri xlink:href="Fonts/font3.ttf" xlink:type="simple"/>
        <svg:font-face-uri xlink:href="Fonts/font4.ttf" xlink:type="simple"/>
        <svg:font-face-uri xlink:href="Fonts/font5.ttf" xlink:type="simple"/>
        <svg:font-face-uri xlink:href="Fonts/font6.ttf" xlink:type="simple"/>
      </svg:font-face-src>
    </style:font-face>
    <style:font-face style:name="Bitstream Charter" svg:font-family="'Bitstream Charter'" style:font-adornments="Roman" style:font-family-generic="modern" style:font-pitch="variable">
      <svg:font-face-src>
        <svg:font-face-uri xlink:href="Fonts/font7.ttf" xlink:type="simple"/>
        <svg:font-face-uri xlink:href="Fonts/font8.ttf" xlink:type="simple"/>
        <svg:font-face-uri xlink:href="Fonts/font9.ttf" xlink:type="simple"/>
        <svg:font-face-uri xlink:href="Fonts/font10.ttf" xlink:type="simple"/>
      </svg:font-face-src>
    </style:font-face>
    <style:font-face style:name="Source Serif Pro" svg:font-family="'Source Serif Pro'" style:font-adornments="Regular" style:font-family-generic="roman" style:font-pitch="variable">
      <svg:font-face-src>
        <svg:font-face-uri xlink:href="Fonts/font11.ttf" xlink:type="simple"/>
        <svg:font-face-uri xlink:href="Fonts/font12.ttf" xlink:type="simple"/>
      </svg:font-face-src>
    </style:font-face>
    <style:font-face style:name="Times New Roman" svg:font-family="'Times New Roman'" style:font-family-generic="roman" style:font-pitch="variable">
      <svg:font-face-src>
        <svg:font-face-uri xlink:href="Fonts/font13.ttf" xlink:type="simple"/>
        <svg:font-face-uri xlink:href="Fonts/font14.ttf" xlink:type="simple"/>
        <svg:font-face-uri xlink:href="Fonts/font15.ttf" xlink:type="simple"/>
        <svg:font-face-uri xlink:href="Fonts/font16.ttf" xlink:type="simple"/>
      </svg:font-face-src>
    </style:font-fac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dbeb3" officeooo:paragraph-rsid="001dbeb3"/>
    </style:style>
    <style:style style:name="P2" style:family="paragraph" style:parent-style-name="Text_20_body">
      <style:text-properties officeooo:rsid="0020905b" officeooo:paragraph-rsid="0020905b"/>
    </style:style>
    <style:style style:name="P3" style:family="paragraph" style:parent-style-name="Text_20_body">
      <style:text-properties officeooo:paragraph-rsid="0024f34a"/>
    </style:style>
    <style:style style:name="P4" style:family="paragraph" style:parent-style-name="Text_20_body">
      <style:text-properties fo:font-style="italic" officeooo:rsid="002bb73a" officeooo:paragraph-rsid="002d8937" style:font-style-asian="italic" style:font-style-complex="italic"/>
    </style:style>
    <style:style style:name="P5" style:family="paragraph" style:parent-style-name="Text_20_body">
      <style:text-properties officeooo:rsid="001c338b"/>
    </style:style>
    <style:style style:name="P6" style:family="paragraph" style:parent-style-name="Text_20_body">
      <style:text-properties officeooo:paragraph-rsid="00301682"/>
    </style:style>
    <style:style style:name="P7" style:family="paragraph" style:parent-style-name="Text_20_body">
      <style:text-properties officeooo:rsid="00301682" officeooo:paragraph-rsid="00301682"/>
    </style:style>
    <style:style style:name="P8" style:family="paragraph" style:parent-style-name="Text_20_body">
      <style:text-properties officeooo:rsid="00236bb9" officeooo:paragraph-rsid="003b6219"/>
    </style:style>
    <style:style style:name="P9" style:family="paragraph" style:parent-style-name="Text_20_body">
      <style:text-properties fo:font-style="normal" officeooo:rsid="002ce386" officeooo:paragraph-rsid="003b6219" style:font-style-asian="normal" style:font-style-complex="normal"/>
    </style:style>
    <style:style style:name="P10" style:family="paragraph" style:parent-style-name="Text_20_body">
      <style:text-properties officeooo:rsid="0049d412" officeooo:paragraph-rsid="0049d412"/>
    </style:style>
    <style:style style:name="P11" style:family="paragraph" style:parent-style-name="Text_20_body">
      <style:text-properties officeooo:paragraph-rsid="004c5aeb"/>
    </style:style>
    <style:style style:name="P12" style:family="paragraph" style:parent-style-name="Title">
      <style:text-properties officeooo:rsid="001e0845" officeooo:paragraph-rsid="001e0845"/>
    </style:style>
    <style:style style:name="P13" style:family="paragraph" style:parent-style-name="Subtitle">
      <style:text-properties officeooo:rsid="001e0845" officeooo:paragraph-rsid="001e0845"/>
    </style:style>
    <style:style style:name="P14" style:family="paragraph" style:parent-style-name="Standard">
      <style:paragraph-properties fo:text-align="center" style:justify-single-word="false"/>
      <style:text-properties fo:font-style="italic" officeooo:paragraph-rsid="0048f77d" style:font-style-asian="italic" style:font-style-complex="italic"/>
    </style:style>
    <style:style style:name="P15" style:family="paragraph" style:parent-style-name="Heading_20_1">
      <style:text-properties officeooo:rsid="0021e1a1"/>
    </style:style>
    <style:style style:name="P16" style:family="paragraph" style:parent-style-name="Text_20_body" style:list-style-name="L1">
      <style:text-properties officeooo:rsid="001ebb51" officeooo:paragraph-rsid="001dbeb3"/>
    </style:style>
    <style:style style:name="P17" style:family="paragraph" style:parent-style-name="Text_20_body" style:list-style-name="L1">
      <style:text-properties officeooo:rsid="001dbeb3" officeooo:paragraph-rsid="001dbeb3"/>
    </style:style>
    <style:style style:name="P18" style:family="paragraph" style:parent-style-name="Text_20_body" style:list-style-name="L1">
      <style:text-properties officeooo:rsid="00236bb9" officeooo:paragraph-rsid="00236bb9"/>
    </style:style>
    <style:style style:name="P19" style:family="paragraph" style:parent-style-name="Text_20_body">
      <style:text-properties fo:font-style="italic" officeooo:rsid="002bb73a" officeooo:paragraph-rsid="0044c57e" style:font-style-asian="italic" style:font-style-complex="italic"/>
    </style:style>
    <style:style style:name="P20" style:family="paragraph" style:parent-style-name="Text_20_body">
      <style:text-properties fo:font-style="italic" officeooo:rsid="0054df4b" officeooo:paragraph-rsid="0054df4b" style:font-style-asian="italic" style:font-style-complex="italic"/>
    </style:style>
    <style:style style:name="T1" style:family="text">
      <style:text-properties officeooo:rsid="001aae1a"/>
    </style:style>
    <style:style style:name="T2" style:family="text">
      <style:text-properties officeooo:rsid="001dbeb3"/>
    </style:style>
    <style:style style:name="T3" style:family="text">
      <style:text-properties officeooo:rsid="001ebb51"/>
    </style:style>
    <style:style style:name="T4" style:family="text">
      <style:text-properties officeooo:rsid="0020905b"/>
    </style:style>
    <style:style style:name="T5" style:family="text">
      <style:text-properties officeooo:rsid="0021e1a1"/>
    </style:style>
    <style:style style:name="T6" style:family="text">
      <style:text-properties fo:font-style="italic" style:font-style-asian="italic" style:font-style-complex="italic"/>
    </style:style>
    <style:style style:name="T7" style:family="text">
      <style:text-properties fo:font-style="italic" officeooo:rsid="00262d8e" style:font-style-asian="italic" style:font-style-complex="italic"/>
    </style:style>
    <style:style style:name="T8" style:family="text">
      <style:text-properties fo:font-style="italic" officeooo:rsid="0027d276" style:font-style-asian="italic" style:font-style-complex="italic"/>
    </style:style>
    <style:style style:name="T9" style:family="text">
      <style:text-properties fo:font-style="italic" officeooo:rsid="003b585f" style:font-style-asian="italic" style:font-style-complex="italic"/>
    </style:style>
    <style:style style:name="T10" style:family="text">
      <style:text-properties fo:font-style="italic" officeooo:rsid="00236bb9" style:font-style-asian="italic" style:font-style-complex="italic"/>
    </style:style>
    <style:style style:name="T11" style:family="text">
      <style:text-properties fo:font-style="italic" fo:font-weight="bold" officeooo:rsid="002aa08f" style:font-style-asian="italic" style:font-weight-asian="bold" style:font-style-complex="italic" style:font-weight-complex="bold"/>
    </style:style>
    <style:style style:name="T12" style:family="text">
      <style:text-properties fo:font-style="italic" fo:font-weight="bold" officeooo:rsid="002bb73a"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62d8e" style:font-style-asian="normal" style:font-style-complex="normal"/>
    </style:style>
    <style:style style:name="T15" style:family="text">
      <style:text-properties fo:font-style="normal" officeooo:rsid="0027d276" style:font-style-asian="normal" style:font-style-complex="normal"/>
    </style:style>
    <style:style style:name="T16" style:family="text">
      <style:text-properties fo:font-style="normal" officeooo:rsid="002ce386" style:font-style-asian="normal" style:font-style-complex="normal"/>
    </style:style>
    <style:style style:name="T17" style:family="text">
      <style:text-properties fo:font-style="normal" officeooo:rsid="002d8937" style:font-style-asian="normal" style:font-style-complex="normal"/>
    </style:style>
    <style:style style:name="T18" style:family="text">
      <style:text-properties fo:font-style="normal" officeooo:rsid="003b585f" style:font-style-asian="normal" style:font-style-complex="normal"/>
    </style:style>
    <style:style style:name="T19" style:family="text">
      <style:text-properties fo:font-style="normal" officeooo:rsid="0044c57e" style:font-style-asian="normal" style:font-style-complex="normal"/>
    </style:style>
    <style:style style:name="T20" style:family="text">
      <style:text-properties fo:font-style="normal" officeooo:rsid="00236bb9" style:font-style-asian="normal" style:font-style-complex="normal"/>
    </style:style>
    <style:style style:name="T21" style:family="text">
      <style:text-properties fo:font-style="normal" fo:font-weight="bold" officeooo:rsid="002aa08f" style:font-style-asian="normal" style:font-weight-asian="bold" style:font-style-complex="normal" style:font-weight-complex="bold"/>
    </style:style>
    <style:style style:name="T22" style:family="text">
      <style:text-properties officeooo:rsid="0024f34a"/>
    </style:style>
    <style:style style:name="T23" style:family="text">
      <style:text-properties officeooo:rsid="00262d8e"/>
    </style:style>
    <style:style style:name="T24" style:family="text">
      <style:text-properties officeooo:rsid="002a9216"/>
    </style:style>
    <style:style style:name="T25" style:family="text">
      <style:text-properties officeooo:rsid="002aa08f"/>
    </style:style>
    <style:style style:name="T26" style:family="text">
      <style:text-properties officeooo:rsid="002e1b60"/>
    </style:style>
    <style:style style:name="T27" style:family="text">
      <style:text-properties officeooo:rsid="0030cc5f"/>
    </style:style>
    <style:style style:name="T28" style:family="text">
      <style:text-properties officeooo:rsid="00326361"/>
    </style:style>
    <style:style style:name="T29" style:family="text">
      <style:text-properties officeooo:rsid="0035969b"/>
    </style:style>
    <style:style style:name="T30" style:family="text">
      <style:text-properties officeooo:rsid="00343b1b"/>
    </style:style>
    <style:style style:name="T31" style:family="text">
      <style:text-properties officeooo:rsid="00236bb9"/>
    </style:style>
    <style:style style:name="T32" style:family="text">
      <style:text-properties officeooo:rsid="0051f0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M <text:span text:style-name="T29">D</text:span>rive <text:span text:style-name="T29">S</text:span>ync <text:span text:style-name="T29">B</text:span>at<text:span text:style-name="T3">ch</text:span></text:p>
      <text:p text:style-name="P13">For Windows and RAMdisk</text:p>
      <text:p text:style-name="P14">By Richard Alexander Hall, <text:span text:style-name="T28">2014-12-31. </text:span>I release this documentation and the batch file that accompanies it into the Public Domain. <text:span text:style-name="T30">This .pdf file has an embedded Open Document Text (.odt) file and fonts (which are also open-source/free) for easy edits in e.g. LibreOffice.</text:span></text:p>
      <text:h text:style-name="Heading_20_1" text:outline-level="1">What and Why</text:h>
      <text:p text:style-name="Text_20_body">If you <text:span text:style-name="T32">are, for example, an artist who works with </text:span>extremely large files <text:span text:style-name="T26">(</text:span>maybe 7,500MB+<text:span text:style-name="T26">)</text:span>, things can slow down a lot when you save and copy.</text:p>
      <text:p text:style-name="Text_20_body">This <text:span text:style-name="T24">slowdown can be dramatically alleviated </text:span>with a <text:span text:style-name="T2">RAM drive</text:span>, which is a virtual hard drive that resides in your computer's RAM (memory). <text:span text:style-name="T26">This batch file solves a caveat of that approach.</text:span></text:p>
      <text:p text:style-name="P2">You probably don't need to read the rest of this "What and Why" section—you can just skip to the "<text:span text:style-name="T5">Setup</text:span>" section, <text:span text:style-name="T5">or if you've already got it set up, skip to "Usage" for reference.</text:span></text:p>
      <text:p text:style-name="Text_20_body">The drawback of a <text:span text:style-name="T1">RAMdisk</text:span> is that if you forget to copy files off of the <text:span text:style-name="T1">RAMdisk</text:span> to permanent storage before you turn off the computer (or if a power blip or outage turns off the computer), you lose your data.</text:p>
      <text:p text:style-name="Text_20_body">That drawback can be dealt with by using a <text:span text:style-name="T1">RAM drive with a </text:span>batch <text:span text:style-name="T25">that </text:span>run<text:span text:style-name="T25">s</text:span> in the background <text:span text:style-name="T25">to synchronize the RAM drive with permanent storage (like a dedicated hard drive folder)</text:span>. <text:span text:style-name="T25">With such a setup, you can save gigantic files virtually instantly, and keep working on them, while the batch file migrates the changes more slowly to the permanent folder. </text:span><text:span text:style-name="T11">BUT.</text:span><text:span text:style-name="T21"> </text:span><text:span text:style-name="T11">Note the </text:span><text:span text:style-name="T12">USAGE </text:span><text:span text:style-name="T11">WARNING under "Usage."</text:span></text:p>
      <text:p text:style-name="P3">Th<text:span text:style-name="T22">is batch file:</text:span></text:p>
      <text:p text:style-name="code">RAMdriveSync.bat</text:p>
      <text:p text:style-name="P3"><text:span text:style-name="T25">—can help easily accomplish such a setup</text:span>.</text:p>
      <text:p text:style-name="Text_20_body">It relies on the freeware program RAMdisk, available from:</text:p>
      <text:p text:style-name="code"><text:a xlink:type="simple" xlink:href="http://www.dataram.com/" text:style-name="Internet_20_link" text:visited-style-name="Visited_20_Internet_20_Link">http://www.dataram.com/</text:a></text:p>
      <text:p text:style-name="P5">It also relies on the ROBOCOPY command which is built into many versions of Windows.</text:p>
      <text:h text:style-name="P15" text:outline-level="1">Setup</text:h>
      <text:p text:style-name="P1">An outline of how to use this batch with RAMdisk—<text:span text:style-name="T3">apologetically bypassing greater detail</text:span>:</text:p>
      <text:list xml:id="list2472330088089240502" text:style-name="L1">
        <text:list-item>
          <text:p text:style-name="P16">Obtain a copy of RAMdisk, and install it.</text:p>
        </text:list-item>
        <text:list-item>
          <text:p text:style-name="P17">Run <text:span text:style-name="T3">the installed </text:span>RAMdisk <text:span text:style-name="T3">program</text:span>, <text:span text:style-name="T4">and </text:span>create a RAM drive (disk) to accomodate the largest possible file size <text:span text:style-name="T3">group </text:span>you<text:span text:style-name="T3">'re comfortable working with (factoring that the RAM disk will be loaded into your computer's main memory or RAM). You may want to </text:span><text:soft-page-break/><text:span text:style-name="T3">create it as an unformatted partition, and after it's created, go into Windows' Disk Management utility and format it as NTFS with a drive letter of e.g. "Z:\".</text:span></text:p>
        </text:list-item>
        <text:list-item>
          <text:p text:style-name="P18">Create a folder which you will want to regularly and automatically sync your RAMdisk files to (to preserve them permanently on a hard disk) as you work with them, e.g.:</text:p>
        </text:list-item>
      </text:list>
      <text:p text:style-name="code">C:\Users\%<text:span text:style-name="T27">username</text:span>%\Documents\_ZsavedFiles__StaticMirror</text:p>
      <text:p text:style-name="P7">(Where %username% is a Windows environment variable that means "your user folder." If you type %username% into Windows explorer and press &lt;ENTER&gt;, it will jump to your user folder.)</text:p>
      <text:p text:style-name="P6">Note that you may set the source (RAM drive) and destination (permanent hard drive storage) folders for this batch file in the first lines of code of <text:span text:style-name="T6">RAMdriveSync.bat,</text:span><text:span text:style-name="T13"> e.g.:</text:span></text:p>
      <text:p text:style-name="code">SET SYNC_FROM_DIR=Z:\</text:p>
      <text:p text:style-name="code">SET SYNC_TO_DIR=_ZsavedFiles__StaticMirror</text:p>
      <text:p text:style-name="P11"><text:span text:style-name="T23">—where </text:span><text:span text:style-name="T7">SYNC_FROM_DIR</text:span><text:span text:style-name="T14"> will be the RAM drive (source) and </text:span><text:span text:style-name="T7">SYNC_TO_DIR</text:span><text:span text:style-name="T14"> will be the permanent hard drive storage folder (destination).</text:span></text:p>
      <text:h text:style-name="Heading_20_1" text:outline-level="1">Usage</text:h>
      <text:p text:style-name="P10">First make sure that the drives and directories referenced in the SET commands of the batch file exist. Then, w<text:span text:style-name="T31">ith everything set up </text:span>(as described above), <text:span text:style-name="T31">simply place your working files in the Z:\ RAMdrive, then double-click </text:span><text:span text:style-name="T10">RAMdriveSync.bat</text:span><text:span text:style-name="T20">, and leave it running.</text:span></text:p>
      <text:p text:style-name="P8"><text:span text:style-name="T13">Work with your files from the Z:\ RAMdrive </text:span><text:span text:style-name="T15">(source)</text:span><text:span text:style-name="T13">, and </text:span><text:span text:style-name="T15">once per minute, </text:span><text:span text:style-name="T13">the batch will copy all of their change</text:span><text:span text:style-name="T15">s to e.g. the </text:span><text:span text:style-name="T8">_ZsavedFiles__StaticMirror</text:span><text:span text:style-name="T15"> (destination) directory. This target directory is where you will move files from—to whatever other permanent storage folder of your choice—after you're done working with them via this RAM drive sync setup.</text:span></text:p>
      <text:p text:style-name="P8"><text:span text:style-name="T18">Depending, f</text:span><text:span text:style-name="T15">iles </text:span><text:span text:style-name="T18">probably won't stay </text:span><text:span text:style-name="T15">in the source </text:span><text:span text:style-name="T18">(</text:span><text:span text:style-name="T9">Z:\</text:span><text:span text:style-name="T18">)</text:span><text:span text:style-name="T15"> directory between power downs—</text:span><text:span text:style-name="T18">or </text:span><text:span text:style-name="T15">power outs—</text:span><text:span text:style-name="T18">depending</text:span><text:span text:style-name="T15">. They will </text:span><text:span text:style-name="T18">however </text:span><text:span text:style-name="T15">remain in th</text:span><text:span text:style-name="T18">e target</text:span><text:span text:style-name="T15"> </text:span><text:span text:style-name="T18">(</text:span><text:span text:style-name="T8">_ZsavedFiles__StaticMirror</text:span><text:span text:style-name="T9">)</text:span><text:span text:style-name="T15"> directory.</text:span></text:p>
      <text:p text:style-name="P19">USAGE WARNING:<text:span text:style-name="T13"> </text:span><text:span text:style-name="T19">Because </text:span><text:span text:style-name="T13">specially huge files (e.g. ~7,500MB+) can sometimes take </text:span><text:span text:style-name="T19">at least a few minutes </text:span><text:span text:style-name="T13">to save from your computer's memory to your hard drive, you should take short breaks every long now and then </text:span><text:span text:style-name="T19">(which is</text:span><text:span text:style-name="T13"> good working sense to avoid fatigue </text:span><text:span text:style-name="T19">anyway) </text:span><text:span text:style-name="T13">so that the batch can take the </text:span><text:span text:style-name="T16">time, if necessary, to actually get your data copied from the RAM drive to permanent storage.</text:span></text:p>
      <text:p text:style-name="P20"><text:span text:style-name="T16">A</text:span><text:span text:style-name="T13">lso, see "NOTE" in the comments of the batch file itself.</text:span></text:p>
      <text:p text:style-name="P9">This is because if it takes five minutes to copy a huge file you're working with, but you save it every minute, the batch may start the copy over every minute, so that it might not ever get to take the full five minutes necessary to complete the copy.</text:p>
      <text:p text:style-name="P4"><text:span text:style-name="T17">But t</text:span><text:span text:style-name="T16">his provides a data-dependent incentive to work smarter (without overworking), don't you thin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urier Mega RS" svg:font-family="'Courier Mega RS'" style:font-adornments="Regular" style:font-family-generic="modern" style:font-pitch="fixed"/>
    <style:font-face style:name="Bitstream Charter" svg:font-family="'Bitstream Charter'" style:font-adornments="Roman" style:font-family-generic="modern" style:font-pitch="variable"/>
    <style:font-face style:name="Source Serif Pro" svg:font-family="'Source Serif Pro'" style:font-adornments="Regular"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Charter" fo:font-family="'Bitstream Charter'" style:font-style-name="Roman" style:font-family-generic="modern"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style-name="Regular" style:font-family-generic="roman"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text-indent="0.1598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margin-top="0in" fo:margin-bottom="0.0799in" loext:contextual-spacing="false"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de" style:family="paragraph" style:parent-style-name="Quotations">
      <style:paragraph-properties fo:margin-left="0in" fo:margin-right="0in" fo:margin-top="0in" fo:margin-bottom="0.2in" loext:contextual-spacing="true" fo:text-indent="0in" style:auto-text-indent="false"/>
      <style:text-properties style:font-name="Courier Mega RS" fo:font-family="'Courier Mega RS'" style:font-style-name="Regular" style:font-family-generic="modern" style:font-pitch="fixed"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1T14:50:38.047000000</meta:creation-date>
    <meta:editing-duration>P0D</meta:editing-duration>
    <meta:editing-cycles>1</meta:editing-cycles>
    <meta:generator>LibreOffice/4.3.5.2$Windows_x86 LibreOffice_project/3a87456aaa6a95c63eea1c1b3201acedf0751bd5</meta:generator>
    <meta:document-statistic meta:table-count="0" meta:image-count="0" meta:object-count="0" meta:page-count="2" meta:paragraph-count="34" meta:word-count="771" meta:character-count="4624" meta:non-whitespace-character-count="3896"/>
    <meta:user-defined meta:name="Info 1"/>
    <meta:user-defined meta:name="Info 2"/>
    <meta:user-defined meta:name="Info 3"/>
    <meta:user-defined meta:name="Info 4"/>
  </office:meta>
</office:document-meta>
</file>